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natoHiero" svg:font-family="'Noto Sans AnatoHiero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3ce" officeooo:paragraph-rsid="001023ce"/>
    </style:style>
    <style:style style:name="P2" style:family="paragraph" style:parent-style-name="Standard">
      <style:text-properties fo:color="#c9211e" loext:opacity="100%" style:font-name="Liberation Sans Narrow" fo:font-size="13pt" officeooo:rsid="001023ce" officeooo:paragraph-rsid="001023ce" style:font-size-asian="13pt" style:font-size-complex="13pt"/>
    </style:style>
    <style:style style:name="P3" style:family="paragraph" style:parent-style-name="Standard">
      <style:text-properties fo:color="#000000" loext:opacity="100%" style:font-name="Liberation Sans Narrow" fo:font-size="13pt" officeooo:rsid="001087c5" officeooo:paragraph-rsid="001087c5" style:font-size-asian="13pt" style:font-size-complex="13pt"/>
    </style:style>
    <style:style style:name="P4" style:family="paragraph" style:parent-style-name="Standard">
      <style:text-properties style:font-name="Liberation Sans Narrow" fo:font-size="13pt" officeooo:rsid="001023ce" officeooo:paragraph-rsid="001023ce" style:font-size-asian="13pt" style:font-size-complex="13pt"/>
    </style:style>
    <style:style style:name="P5" style:family="paragraph" style:parent-style-name="Standard">
      <style:text-properties style:font-name="Liberation Sans Narrow" fo:font-size="13pt" officeooo:rsid="001087c5" officeooo:paragraph-rsid="001087c5" style:font-size-asian="13pt" style:font-size-complex="13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Liberation Sans Narrow" fo:font-size="13pt" style:font-size-asian="13pt" style:font-size-complex="13pt"/>
    </style:style>
    <style:style style:name="P7" style:family="paragraph" style:parent-style-name="Text_20_body" style:list-style-name="L1">
      <style:text-properties style:font-name="Liberation Sans Narrow" fo:font-size="13pt" style:font-size-asian="13pt" style:font-size-complex="13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Liberation Sans Narrow" fo:font-size="13pt" officeooo:rsid="001023ce" officeooo:paragraph-rsid="001023ce" style:font-size-asian="13pt" style:font-size-complex="13pt"/>
    </style:style>
    <style:style style:name="T1" style:family="text">
      <style:text-properties officeooo:rsid="001087c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res. <text:span text:style-name="T1">s</text:span>ocios del Club Marítimo de Mahón.</text:p>
      <text:p text:style-name="P4">C/ <text:span text:style-name="T1">Moll de Llevant, 287, 07701 Mahón.</text:span></text:p>
      <text:p text:style-name="P4"/>
      <text:p text:style-name="P4"/>
      <text:p text:style-name="P4">Estimados socios, </text:p>
      <text:p text:style-name="P4">Por la presente, el Club Marítimo de Mahón convoca a todos los socios a la próxima reunión.</text:p>
      <text:p text:style-name="P4"/>
      <text:p text:style-name="P4">Día: Lunes 25 de Noviembre de 2024.</text:p>
      <text:p text:style-name="P4">Hora: 20h</text:p>
      <text:p text:style-name="P4">Lugar: En la sala de actos del Club Marítimo de Mahón.</text:p>
      <text:p text:style-name="P4"/>
      <text:p text:style-name="P4">Orden del día:</text:p>
      <text:p text:style-name="P4"/>
      <text:list text:style-name="L1">
        <text:list-item>
          <text:p text:style-name="P6">Lectura y aprobación del acta de la sesión anterior.</text:p>
        </text:list-item>
        <text:list-item>
          <text:p text:style-name="P8">Organización de actividades del Club.</text:p>
        </text:list-item>
        <text:list-item>
          <text:p text:style-name="P8">Admisión de nuevos miembros.</text:p>
        </text:list-item>
        <text:list-item>
          <text:p text:style-name="P7">Ruegos y preguntas.</text:p>
        </text:list-item>
      </text:list>
      <text:p text:style-name="P4"/>
      <text:p text:style-name="P4"/>
      <text:p text:style-name="P2">[FIRMA]</text:p>
      <text:p text:style-name="P2"/>
      <text:p text:style-name="P3">Basilio Ferrer.</text:p>
      <text:p text:style-name="P3">Presidente del Club Marítimo de Mahón.</text:p>
      <text:p text:style-name="P3"/>
      <text:p text:style-name="P3"/>
      <text:p text:style-name="P5">Mahón, 19 de noviembre de 2024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natoHiero" svg:font-family="'Noto Sans AnatoHiero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7:06.606575012</meta:creation-date>
    <dc:date>2024-11-19T09:40:28.358666061</dc:date>
    <meta:editing-duration>PT6M57S</meta:editing-duration>
    <meta:editing-cycles>1</meta:editing-cycles>
    <meta:document-statistic meta:table-count="0" meta:image-count="0" meta:object-count="0" meta:page-count="1" meta:paragraph-count="16" meta:word-count="96" meta:character-count="533" meta:non-whitespace-character-count="456"/>
    <meta:generator>LibreOffice/24.2.5.2$Linux_X86_64 LibreOffice_project/420$Build-2</meta:generator>
  </office:meta>
</office:document-meta>
</file>